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82cm" svg:height="0.82cm" svg:x="2.12cm" svg:y="2.71cm">
          <text:p text:style-name="P1">Adresse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82cm" svg:height="3.14cm" svg:x="2.12cm" svg:y="3.53cm">
          <text:p text:style-name="P1">Numero</text:p>
          <text:p text:style-name="P1">Rue</text:p>
          <text:p text:style-name="P1">Code postal</text:p>
          <text:p text:style-name="P1">Ville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52cm" svg:height="0.91cm" svg:x="9.77cm" svg:y="4.65cm">
          <text:p text:style-name="P1">Entrepris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5.94cm" svg:y1="5.1cm" svg:x2="9.77cm" svg:y2="5.105cm" draw:start-shape="id1" draw:end-shape="id2" svg:d="M5940 5100h1915v5h1915" svg:viewBox="0 0 3831 6">
          <text:p/>
        </draw:connector>
        <draw:custom-shape draw:style-name="gr1" draw:text-style-name="P2" xml:id="id4" draw:id="id4" draw:layer="layout" svg:width="5.53cm" svg:height="2.24cm" svg:x="9.76cm" svg:y="5.56cm">
          <text:p text:style-name="P2">Mail</text:p>
          <text:p text:style-name="P2">Tel</text:p>
          <text:p text:style-name="P2">Secteur d'activite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61cm" svg:height="0.94cm" svg:x="2.83cm" svg:y="8.79cm">
          <text:p text:style-name="P2">Stag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2cm" svg:height="2.97cm" svg:x="2.82cm" svg:y="9.73cm">
          <text:p text:style-name="P2">Date debut</text:p>
          <text:p text:style-name="P2">Date fin</text:p>
          <text:p text:style-name="P2">Libelle</text:p>
          <text:p text:style-name="P2">Description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6.44cm" svg:y1="9.26cm" svg:x2="9.76cm" svg:y2="6.68cm" draw:start-shape="id3" draw:end-shape="id4" svg:d="M6440 9260h1660v-2580h1660" svg:viewBox="0 0 3321 2581">
          <text:p/>
        </draw:connector>
        <draw:frame draw:style-name="gr3" draw:layer="layout" svg:width="1.738cm" svg:height="0.962cm" svg:x="6.73cm" svg:y="9.85cm">
          <draw:text-box>
            <text:p>0...n</text:p>
          </draw:text-box>
        </draw:frame>
        <draw:frame draw:style-name="gr3" draw:layer="layout" svg:width="0.853cm" svg:height="0.962cm" svg:x="8.2cm" svg:y="6cm">
          <draw:text-box>
            <text:p>1</text:p>
          </draw:text-box>
        </draw:frame>
        <draw:custom-shape draw:style-name="gr4" draw:text-style-name="P2" draw:layer="layout" svg:width="1.29cm" svg:height="0.59cm" svg:x="8.44cm" svg:y="4.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2T22:12:00.491850247</meta:creation-date>
    <dc:date>2016-01-22T22:24:44.320505352</dc:date>
    <meta:editing-duration>PT7M31S</meta:editing-duration>
    <meta:editing-cycles>6</meta:editing-cycles>
    <meta:generator>LibreOffice/4.2.8.2$Linux_x86 LibreOffice_project/420m0$Build-2</meta:generator>
    <meta:document-statistic meta:object-count="11"/>
  </office:meta>
</office:document-meta>
</file>